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25-01-1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24-01-11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23-01-11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22-02-03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21-03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20-02-0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9-02-0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8-01-1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7-09-2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7-01-17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6-02-01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5-02-16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4-09-2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4-03-1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2-12-3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1-12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1-01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10-01-1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8-02-07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7-01-31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6-01-2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5-02-1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4-01-12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3-01-1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2-02-22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1-02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2000-02-2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199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3095091801</text:p>
          </table:table-cell>
          <table:table-cell office:value-type="string" calcext:value-type="string">
            <text:p>198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